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paragraph-rsid="0022027b"/>
    </style:style>
    <style:style style:name="P9" style:family="paragraph" style:parent-style-name="Heading" style:list-style-name="L1">
      <style:text-properties officeooo:rsid="000652db" officeooo:paragraph-rsid="000652db"/>
    </style:style>
    <style:style style:name="P10" style:family="paragraph" style:parent-style-name="Heading" style:list-style-name="L1">
      <style:text-properties officeooo:rsid="000652db" officeooo:paragraph-rsid="0013f08e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1060586772487019564" text:style-name="L1">
        <text:list-item>
          <text:p text:style-name="P9"><text:text-input text:description="&lt;if test=&quot;o.preop_meeting_id&quot;&gt;">&lt;if test="o.preop_meeting_id&gt;</text:text-input> 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  <text:list-item>
          <text:p text:style-name="P8">Pour la consultation d'anesthésie<text:span text:style-name="T3">:<text:line-break/></text:span>le : <text:text-input text:description="&lt;only_time2()&gt;">&lt;only_time2()&gt;</text:text-input><text:line-break/><text:span text:style-name="T5">en face de l'ancienne </text:span>Clinique <text:span text:style-name="T5">Magnin (maison blanche)<text:line-break/>Rue du RP ROMAN, Vallée des colons.</text:span><text:line-break/>En cas d'empêchement merci de prévenir dès que possible au : <text:span text:style-name="T5">27 45 05</text:span>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  </text:list-item>
        <text:list-item>
          <text:p text:style-name="P10"><text:span text:style-name="T2"><text:text-input text:description="&lt;if test=&quot;o.po_meeting_id&quot;&gt;">&lt;if test="o.po_meeting_id&gt;</text:text-input></text:span> 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9-01-29T02:51:52.459772516</dc:date>
    <meta:editing-duration>PT7H2M15S</meta:editing-duration>
    <meta:editing-cycles>110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3" meta:word-count="165" meta:character-count="944" meta:non-whitespace-character-count="838"/>
  </office:meta>
</office:document-meta>
</file>